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9000000E7B194B00FFD7C61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2.2429in" draw:z-index="0"><draw:image xlink:href="Pictures/10000201000002C9000000E7B194B00FFD7C61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25:16.085000000</dc:date>
    <meta:editing-duration>PT21M36S</meta:editing-duration>
    <meta:editing-cycles>15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